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rsid="0007371f" officeooo:paragraph-rsid="0007371f" style:font-size-asian="14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sub 7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<text:span text:style-name="T1">línea</text:span> es un <text:span text:style-name="T2">ejemplo</text:span> de uso de <text:span text:style-name="T1">superíndices</text:span> y <text:span text:style-name="T2">subíndices</text:span> en LibreOffice Wri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0:19:52.020603941</meta:creation-date>
    <dc:date>2020-12-28T20:22:03.753766075</dc:date>
    <meta:editing-duration>PT2M13S</meta:editing-duration>
    <meta:editing-cycles>1</meta:editing-cycles>
    <meta:document-statistic meta:table-count="0" meta:image-count="0" meta:object-count="0" meta:page-count="1" meta:paragraph-count="1" meta:word-count="14" meta:character-count="83" meta:non-whitespace-character-count="70"/>
    <meta:generator>LibreOffice/6.4.6.2$Linux_X86_64 LibreOffice_project/40$Build-2</meta:generator>
  </office:meta>
</office:document-meta>
</file>